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5.94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Winding</text:p>
          </table:table-cell>
          <table:table-cell office:value-type="string" calcext:value-type="string">
            <text:p>Voltage [V]</text:p>
          </table:table-cell>
          <table:table-cell office:value-type="string" calcext:value-type="string">
            <text:p>Current [A]</text:p>
          </table:table-cell>
          <table:table-cell office:value-type="string" calcext:value-type="string">
            <text:p>Wire diameter [mm]</text:p>
          </table:table-cell>
          <table:table-cell office:value-type="string" calcext:value-type="string">
            <text:p>Number of turns</text:p>
          </table:table-cell>
        </table:table-row>
        <table:table-row table:style-name="ro1">
          <table:table-cell/>
          <table:table-cell office:value-type="string" calcext:value-type="string">
            <text:p>Primary</text:p>
          </table:table-cell>
          <table:table-cell office:value-type="float" office:value="230" calcext:value-type="float">
            <text:p>230</text:p>
          </table:table-cell>
          <table:table-cell office:value-type="float" office:value="0.21" calcext:value-type="float">
            <text:p>0.21</text:p>
          </table:table-cell>
          <table:table-cell office:value-type="float" office:value="0.3" calcext:value-type="float">
            <text:p>0.3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/>
          <table:table-cell office:value-type="string" calcext:value-type="string">
            <text:p>Secondary 1A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condary </text:span>1B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condary </text:span>2A</text:p>
          </table:table-cell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condary </text:span>2B</text:p>
          </table:table-cell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condary </text:span>3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79" calcext:value-type="float">
            <text:p>7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32 core, outer core dimensions 96x80mm, core height 35mm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ransformer is double shielded</text:p>
          </table:table-cell>
          <table:table-cell table:number-columns-repeated="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00:20:59.735024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3T23:21:54.762508165</meta:creation-date>
    <meta:generator>LibreOffice/6.0.7.3$Linux_X86_64 LibreOffice_project/00m0$Build-3</meta:generator>
    <dc:date>2021-08-14T00:22:06.361713027</dc:date>
    <meta:editing-duration>PT30M51S</meta:editing-duration>
    <meta:editing-cycles>16</meta:editing-cycles>
    <meta:document-statistic meta:table-count="1" meta:cell-count="37" meta:object-count="0"/>
  </office:meta>
</office:document-meta>
</file>